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0807cf" officeooo:paragraph-rsid="000807cf"/>
    </style:style>
    <style:style style:name="P2" style:family="paragraph" style:parent-style-name="Nadpis1">
      <style:text-properties officeooo:rsid="000904c3" officeooo:paragraph-rsid="000904c3"/>
    </style:style>
    <style:style style:name="P3" style:family="paragraph" style:parent-style-name="Nadpis2">
      <style:text-properties officeooo:rsid="00153f7b" officeooo:paragraph-rsid="00153f7b"/>
    </style:style>
    <style:style style:name="P4" style:family="paragraph" style:parent-style-name="Nadpis2">
      <style:text-properties officeooo:rsid="0018eb0f" officeooo:paragraph-rsid="0018eb0f"/>
    </style:style>
    <style:style style:name="P5" style:family="paragraph" style:parent-style-name="Nadpis2">
      <style:text-properties officeooo:rsid="001626f3" officeooo:paragraph-rsid="0019759a"/>
    </style:style>
    <style:style style:name="P6" style:family="paragraph" style:parent-style-name="Nadpis2">
      <style:text-properties officeooo:rsid="001eac9e" officeooo:paragraph-rsid="001eac9e"/>
    </style:style>
    <style:style style:name="P7" style:family="paragraph" style:parent-style-name="Hlavička">
      <style:text-properties style:use-window-font-color="true" fo:font-style="normal" officeooo:rsid="0030202d" officeooo:paragraph-rsid="0030202d" style:font-style-asian="normal" style:font-style-complex="normal"/>
    </style:style>
    <style:style style:name="P8" style:family="paragraph" style:parent-style-name="text" style:list-style-name="L1">
      <style:text-properties officeooo:rsid="000807cf" officeooo:paragraph-rsid="000807cf"/>
    </style:style>
    <style:style style:name="P9" style:family="paragraph" style:parent-style-name="text" style:list-style-name="L2">
      <style:text-properties officeooo:rsid="000807cf" officeooo:paragraph-rsid="000807cf"/>
    </style:style>
    <style:style style:name="P10" style:family="paragraph" style:parent-style-name="text" style:list-style-name="L2"/>
    <style:style style:name="P11" style:family="paragraph" style:parent-style-name="text" style:list-style-name="L2">
      <style:text-properties officeooo:rsid="000904c3" officeooo:paragraph-rsid="000904c3"/>
    </style:style>
    <style:style style:name="P12" style:family="paragraph" style:parent-style-name="text" style:list-style-name="L2">
      <style:text-properties officeooo:rsid="000904c3" officeooo:paragraph-rsid="000807cf"/>
    </style:style>
    <style:style style:name="P13" style:family="paragraph" style:parent-style-name="text" style:list-style-name="L3">
      <style:text-properties officeooo:rsid="000904c3" officeooo:paragraph-rsid="000904c3"/>
    </style:style>
    <style:style style:name="P14" style:family="paragraph" style:parent-style-name="text" style:list-style-name="L3">
      <style:text-properties officeooo:rsid="000904c3" officeooo:paragraph-rsid="000db2b4"/>
    </style:style>
    <style:style style:name="P15" style:family="paragraph" style:parent-style-name="text" style:list-style-name="L3">
      <style:text-properties officeooo:rsid="000904c3" officeooo:paragraph-rsid="000c2060"/>
    </style:style>
    <style:style style:name="P16" style:family="paragraph" style:parent-style-name="text" style:list-style-name="L2">
      <style:text-properties style:text-underline-style="solid" style:text-underline-width="auto" style:text-underline-color="font-color" officeooo:rsid="000807cf" officeooo:paragraph-rsid="000807cf"/>
    </style:style>
    <style:style style:name="P17" style:family="paragraph" style:parent-style-name="text" style:list-style-name="L2">
      <style:text-properties style:text-underline-style="none" officeooo:rsid="000807cf" officeooo:paragraph-rsid="000807cf"/>
    </style:style>
    <style:style style:name="P18" style:family="paragraph" style:parent-style-name="text" style:list-style-name="L2">
      <style:text-properties style:text-underline-style="none" officeooo:rsid="000904c3" officeooo:paragraph-rsid="000904c3"/>
    </style:style>
    <style:style style:name="P19" style:family="paragraph" style:parent-style-name="text" style:list-style-name="L3">
      <style:text-properties officeooo:paragraph-rsid="0010ba61"/>
    </style:style>
    <style:style style:name="P20" style:family="paragraph" style:parent-style-name="text" style:list-style-name="L3">
      <style:text-properties officeooo:rsid="000db2b4" officeooo:paragraph-rsid="000db2b4"/>
    </style:style>
    <style:style style:name="P21" style:family="paragraph" style:parent-style-name="text" style:list-style-name="L3">
      <style:text-properties officeooo:rsid="000ab635" officeooo:paragraph-rsid="000ab635"/>
    </style:style>
    <style:style style:name="P22" style:family="paragraph" style:parent-style-name="text" style:list-style-name="L3">
      <style:text-properties officeooo:rsid="000c2060" officeooo:paragraph-rsid="000c2060"/>
    </style:style>
    <style:style style:name="P23" style:family="paragraph" style:parent-style-name="text" style:list-style-name="L3">
      <style:text-properties officeooo:rsid="000f3d7b" officeooo:paragraph-rsid="000f3d7b"/>
    </style:style>
    <style:style style:name="P24" style:family="paragraph" style:parent-style-name="text" style:list-style-name="L3">
      <style:text-properties officeooo:rsid="00145857" officeooo:paragraph-rsid="00145857"/>
    </style:style>
    <style:style style:name="P25" style:family="paragraph" style:parent-style-name="text" style:list-style-name="L4">
      <style:text-properties officeooo:rsid="00153f7b" officeooo:paragraph-rsid="00153f7b"/>
    </style:style>
    <style:style style:name="P26" style:family="paragraph" style:parent-style-name="text" style:list-style-name="L5">
      <style:text-properties officeooo:rsid="001626f3" officeooo:paragraph-rsid="001626f3"/>
    </style:style>
    <style:style style:name="P27" style:family="paragraph" style:parent-style-name="text" style:list-style-name="L5">
      <style:text-properties officeooo:rsid="001626f3" officeooo:paragraph-rsid="00287b78"/>
    </style:style>
    <style:style style:name="P28" style:family="paragraph" style:parent-style-name="text" style:list-style-name="L5">
      <style:text-properties officeooo:rsid="0017466b" officeooo:paragraph-rsid="0017466b"/>
    </style:style>
    <style:style style:name="P29" style:family="paragraph" style:parent-style-name="text" style:list-style-name="L5">
      <style:text-properties fo:font-style="italic" officeooo:rsid="0018eb0f" officeooo:paragraph-rsid="0018eb0f" style:font-style-asian="italic" style:font-style-complex="italic"/>
    </style:style>
    <style:style style:name="P30" style:family="paragraph" style:parent-style-name="text" style:list-style-name="L6">
      <style:text-properties fo:font-style="italic" officeooo:rsid="0018eb0f" officeooo:paragraph-rsid="0018eb0f" style:font-style-asian="italic" style:font-style-complex="italic"/>
    </style:style>
    <style:style style:name="P31" style:family="paragraph" style:parent-style-name="text" style:list-style-name="L6">
      <style:text-properties fo:font-style="italic" officeooo:rsid="0019759a" officeooo:paragraph-rsid="0019759a" style:font-style-asian="italic" style:font-style-complex="italic"/>
    </style:style>
    <style:style style:name="P32" style:family="paragraph" style:parent-style-name="text" style:list-style-name="L7">
      <style:text-properties fo:font-style="italic" officeooo:rsid="001e541a" officeooo:paragraph-rsid="001e541a" style:font-style-asian="italic" style:font-style-complex="italic"/>
    </style:style>
    <style:style style:name="P33" style:family="paragraph" style:parent-style-name="text" style:list-style-name="L7">
      <style:text-properties fo:font-style="italic" officeooo:rsid="001eac9e" officeooo:paragraph-rsid="001eac9e" style:font-style-asian="italic" style:font-style-complex="italic"/>
    </style:style>
    <style:style style:name="P34" style:family="paragraph" style:parent-style-name="text" style:list-style-name="L9">
      <style:text-properties fo:font-style="italic" officeooo:rsid="0025aaa5" officeooo:paragraph-rsid="0025aaa5" style:font-style-asian="italic" style:font-style-complex="italic"/>
    </style:style>
    <style:style style:name="P35" style:family="paragraph" style:parent-style-name="text" style:list-style-name="L8">
      <style:text-properties fo:font-style="italic" fo:font-weight="normal" officeooo:rsid="0022056d" officeooo:paragraph-rsid="0022056d" style:font-style-asian="italic" style:font-weight-asian="normal" style:font-style-complex="italic" style:font-weight-complex="normal"/>
    </style:style>
    <style:style style:name="P36" style:family="paragraph" style:parent-style-name="text" style:list-style-name="L8">
      <style:text-properties fo:font-style="italic" fo:font-weight="normal" officeooo:rsid="0023fdbd" officeooo:paragraph-rsid="0023fdbd" style:font-style-asian="italic" style:font-weight-asian="normal" style:font-style-complex="italic" style:font-weight-complex="normal"/>
    </style:style>
    <style:style style:name="P37" style:family="paragraph" style:parent-style-name="text" style:list-style-name="L6">
      <style:text-properties officeooo:rsid="0018eb0f" officeooo:paragraph-rsid="0018eb0f"/>
    </style:style>
    <style:style style:name="P38" style:family="paragraph" style:parent-style-name="text" style:list-style-name="L6">
      <style:text-properties fo:font-style="normal" officeooo:rsid="0018eb0f" officeooo:paragraph-rsid="0018eb0f" style:font-style-asian="normal" style:font-style-complex="normal"/>
    </style:style>
    <style:style style:name="P39" style:family="paragraph" style:parent-style-name="text" style:list-style-name="L6">
      <style:text-properties fo:font-style="normal" officeooo:rsid="0019759a" officeooo:paragraph-rsid="0019759a" style:font-style-asian="normal" style:font-style-complex="normal"/>
    </style:style>
    <style:style style:name="P40" style:family="paragraph" style:parent-style-name="text" style:list-style-name="L7">
      <style:text-properties fo:font-style="normal" officeooo:rsid="001e541a" officeooo:paragraph-rsid="001e541a" style:font-style-asian="normal" style:font-style-complex="normal"/>
    </style:style>
    <style:style style:name="P41" style:family="paragraph" style:parent-style-name="text" style:list-style-name="L7">
      <style:text-properties fo:font-style="normal" officeooo:rsid="001eac9e" officeooo:paragraph-rsid="001eac9e" style:font-style-asian="normal" style:font-style-complex="normal"/>
    </style:style>
    <style:style style:name="P42" style:family="paragraph" style:parent-style-name="text" style:list-style-name="L9">
      <style:text-properties fo:font-style="normal" officeooo:rsid="0026e282" officeooo:paragraph-rsid="0026e282" style:font-style-asian="normal" style:font-style-complex="normal"/>
    </style:style>
    <style:style style:name="P43" style:family="paragraph" style:parent-style-name="text" style:list-style-name="L8">
      <style:text-properties fo:font-style="normal" fo:font-weight="normal" officeooo:rsid="0022056d" officeooo:paragraph-rsid="0022056d" style:font-style-asian="normal" style:font-weight-asian="normal" style:font-style-complex="normal" style:font-weight-complex="normal"/>
    </style:style>
    <style:style style:name="P44" style:family="paragraph" style:parent-style-name="text" style:list-style-name="L8">
      <style:text-properties fo:font-style="normal" fo:font-weight="normal" officeooo:rsid="0023fdbd" officeooo:paragraph-rsid="0023fdbd" style:font-style-asian="normal" style:font-weight-asian="normal" style:font-style-complex="normal" style:font-weight-complex="normal"/>
    </style:style>
    <style:style style:name="P45" style:family="paragraph" style:parent-style-name="text" style:list-style-name="L8">
      <style:text-properties fo:font-style="normal" fo:font-weight="bold" officeooo:rsid="0023fdbd" officeooo:paragraph-rsid="0023fdbd" style:font-style-asian="normal" style:font-weight-asian="bold" style:font-style-complex="normal" style:font-weight-complex="bold"/>
    </style:style>
    <style:style style:name="P46" style:family="paragraph" style:parent-style-name="text" style:list-style-name="L7">
      <style:text-properties officeooo:paragraph-rsid="001ae20b"/>
    </style:style>
    <style:style style:name="P47" style:family="paragraph" style:parent-style-name="text" style:list-style-name="L7">
      <style:text-properties officeooo:rsid="001ae20b" officeooo:paragraph-rsid="001ae20b"/>
    </style:style>
    <style:style style:name="P48" style:family="paragraph" style:parent-style-name="text" style:list-style-name="L7">
      <style:text-properties officeooo:rsid="001d4967" officeooo:paragraph-rsid="001d4967"/>
    </style:style>
    <style:style style:name="P49" style:family="paragraph" style:parent-style-name="text" style:list-style-name="L7">
      <style:text-properties officeooo:rsid="001bcc5e" officeooo:paragraph-rsid="001bcc5e"/>
    </style:style>
    <style:style style:name="P50" style:family="paragraph" style:parent-style-name="text" style:list-style-name="L8">
      <style:text-properties officeooo:rsid="001eac9e" officeooo:paragraph-rsid="001eac9e"/>
    </style:style>
    <style:style style:name="P51" style:family="paragraph" style:parent-style-name="text" style:list-style-name="L8">
      <style:text-properties officeooo:rsid="0020442c" officeooo:paragraph-rsid="0020442c"/>
    </style:style>
    <style:style style:name="P52" style:family="paragraph" style:parent-style-name="text" style:list-style-name="L8">
      <style:text-properties officeooo:rsid="0022056d" officeooo:paragraph-rsid="0022056d"/>
    </style:style>
    <style:style style:name="P53" style:family="paragraph" style:parent-style-name="text" style:list-style-name="L8">
      <style:text-properties fo:font-weight="normal" officeooo:rsid="0022056d" officeooo:paragraph-rsid="0022056d" style:font-weight-asian="normal" style:font-weight-complex="normal"/>
    </style:style>
    <style:style style:name="P54" style:family="paragraph" style:parent-style-name="text" style:list-style-name="L9">
      <style:text-properties officeooo:rsid="0025aaa5" officeooo:paragraph-rsid="0025aaa5"/>
    </style:style>
    <style:style style:name="P55" style:family="paragraph" style:parent-style-name="text" style:list-style-name="L9">
      <style:text-properties fo:font-weight="bold" officeooo:rsid="0025aaa5" officeooo:paragraph-rsid="0025aaa5" style:font-weight-asian="bold" style:font-weight-complex="bold"/>
    </style:style>
    <style:style style:name="P56" style:family="paragraph" style:parent-style-name="text" style:list-style-name="L10">
      <style:text-properties officeooo:rsid="0030202d" officeooo:paragraph-rsid="0030202d"/>
    </style:style>
    <style:style style:name="T1" style:family="text">
      <style:text-properties officeooo:rsid="000807cf"/>
    </style:style>
    <style:style style:name="T2" style:family="text">
      <style:text-properties officeooo:rsid="000904c3"/>
    </style:style>
    <style:style style:name="T3" style:family="text">
      <style:text-properties officeooo:rsid="000ab635"/>
    </style:style>
    <style:style style:name="T4" style:family="text">
      <style:text-properties officeooo:rsid="000c2060"/>
    </style:style>
    <style:style style:name="T5" style:family="text">
      <style:text-properties officeooo:rsid="0010ba61"/>
    </style:style>
    <style:style style:name="T6" style:family="text">
      <style:text-properties officeooo:rsid="0019759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ac9e" style:font-style-asian="normal" style:font-style-complex="normal"/>
    </style:style>
    <style:style style:name="T9" style:family="text">
      <style:text-properties officeooo:rsid="001ae20b"/>
    </style:style>
    <style:style style:name="T10" style:family="text">
      <style:text-properties officeooo:rsid="001d4967"/>
    </style:style>
    <style:style style:name="T11" style:family="text">
      <style:text-properties officeooo:rsid="001e541a"/>
    </style:style>
    <style:style style:name="T12" style:family="text">
      <style:text-properties officeooo:rsid="0022056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2056d" style:font-weight-asian="bold" style:font-weight-complex="bold"/>
    </style:style>
    <style:style style:name="T15" style:family="text">
      <style:text-properties officeooo:rsid="00287b78"/>
    </style:style>
    <style:style style:name="T16" style:family="text">
      <style:text-properties officeooo:rsid="0028c93e"/>
    </style:style>
    <style:style style:name="T17" style:family="text">
      <style:text-properties officeooo:rsid="002d5cbd"/>
    </style:style>
    <style:style style:name="T18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ochemie</text:p>
      <text:list xml:id="list3711786896" text:style-name="L10">
        <text:list-item>
          <text:p text:style-name="P56">……</text:p>
        </text:list-item>
        <text:list-item>
          <text:p text:style-name="P56">Laktóza</text:p>
          <text:list>
            <text:list-item>
              <text:p text:style-name="P56">nesnášelivost</text:p>
              <text:list>
                <text:list-item>
                  <text:p text:style-name="P56">laktóza se nezpracuje (absence enzymu)</text:p>
                </text:list-item>
                <text:list-item>
                  <text:p text:style-name="P56">naruší osmotickou rovnováhu ve střevech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06T12:59:00.828157274</dc:date>
    <meta:editing-duration>PT1H12M34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9" meta:character-count="113" meta:non-whitespace-character-count="105"/>
  </office:meta>
</office:document-meta>
</file>